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25-01-14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24-02-09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23-02-16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3784" calcext:value-type="float">
            <text:p>48.5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21-01-05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20-01-22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19-02-11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17-12-18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16-12-20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16-01-26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14-12-02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13-12-05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13-01-22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11-12-14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10-12-23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10-01-06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09-01-08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08-01-29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1072" calcext:value-type="float">
            <text:p>48.2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07-02-07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06-01-11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05-01-19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04-02-11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03-01-15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02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01-02-20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2000-02-11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99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98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97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9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9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94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9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6104" calcext:value-type="float">
            <text:p>67.12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9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5192" calcext:value-type="float">
            <text:p>69.7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9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9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89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8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8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6424" calcext:value-type="float">
            <text:p>81.1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86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8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8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4504" calcext:value-type="float">
            <text:p>84.8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83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8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2224" calcext:value-type="float">
            <text:p>85.6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8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8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82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82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8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82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82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5656" calcext:value-type="float">
            <text:p>87.9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82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82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56095120801</text:p>
          </table:table-cell>
          <table:table-cell office:value-type="string" calcext:value-type="string">
            <text:p>1965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